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 Sans" svg:font-family="Nunito Sans" style:font-family-generic="system" style:font-pitch="variable" svg:panose-1="0 0 5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3" style:parent-style-name="lia-effect__circle" style:family="text">
      <style:text-properties style:font-name="Nunito Sans" fo:font-size="11pt" style:font-size-asian="11pt" style:font-size-complex="11pt" fo:language="en" fo:country="US"/>
    </style:style>
    <style:style style:name="P4" style:parent-style-name="lia-paragraph" style:family="paragraph">
      <style:text-properties style:font-name="Nunito Sans" fo:font-size="11pt" style:font-size-asian="11pt" style:font-size-complex="11pt" fo:language="en" fo:country="US"/>
    </style:style>
    <style:style style:name="T5" style:parent-style-name="lia-effect__circle" style:family="text">
      <style:text-properties style:font-name="Nunito Sans" fo:language="en" fo:country="US"/>
    </style:style>
    <style:style style:name="T6" style:parent-style-name="text-left" style:family="text">
      <style:text-properties style:font-name="Nunito Sans" fo:language="en" fo:country="US"/>
    </style:style>
    <style:style style:name="TableColumn8" style:family="table-column">
      <style:table-column-properties style:column-width="1.209in"/>
    </style:style>
    <style:style style:name="TableColumn9" style:family="table-column">
      <style:table-column-properties style:column-width="2.8375in"/>
    </style:style>
    <style:style style:name="TableColumn10" style:family="table-column">
      <style:table-column-properties style:column-width="2.2465in"/>
    </style:style>
    <style:style style:name="Table7" style:family="table">
      <style:table-properties style:width="6.293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" style:parent-style-name="Absatz-Standardschriftart" style:family="text">
      <style:text-properties style:font-name="Nunito Sans" fo:language="en" fo:country="US"/>
    </style:style>
    <style:style style:name="T14" style:parent-style-name="Absatz-Standardschriftart" style:family="text">
      <style:text-properties style:font-name="Nunito Sans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" style:parent-style-name="Standard" style:family="paragraph">
      <style:text-properties style:font-name="Nunito Sans"/>
    </style:style>
    <style:style style:name="TableCell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" style:parent-style-name="Standard" style:family="paragraph">
      <style:text-properties style:font-name="Nunito Sans"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1" style:parent-style-name="Absatz-Standardschriftart" style:family="text">
      <style:text-properties style:font-name="Nunito Sans" fo:language="en" fo:country="US"/>
    </style:style>
    <style:style style:name="T22" style:parent-style-name="Absatz-Standardschriftart" style:family="text">
      <style:text-properties style:font-name="Nunito Sans"/>
    </style:style>
    <style:style style:name="TableCell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" style:parent-style-name="Standard" style:family="paragraph">
      <style:text-properties style:font-name="Nunito Sans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Standard" style:family="paragraph">
      <style:text-properties style:font-name="Nunito Sans"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Standard" style:family="paragraph">
      <style:text-properties style:font-name="Nunito Sans"/>
    </style:style>
    <style:style style:name="TableCell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" style:parent-style-name="Standard" style:family="paragraph">
      <style:text-properties style:font-name="Nunito Sans" fo:language="en" fo:country="US"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Standard" style:family="paragraph">
      <style:text-properties style:font-name="Nunito Sans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Standard" style:family="paragraph">
      <style:text-properties style:font-name="Nunito Sans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Standard" style:family="paragraph">
      <style:text-properties style:font-name="Nunito Sans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Standard" style:family="paragraph">
      <style:text-properties style:font-name="Nunito Sans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" style:parent-style-name="Standard" style:family="paragraph">
      <style:text-properties style:font-name="Nunito Sans"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" style:parent-style-name="Standard" style:family="paragraph">
      <style:text-properties style:font-name="Nunito Sans" fo:language="en" fo:country="US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Standard" style:family="paragraph">
      <style:text-properties style:font-name="Nunito Sans"/>
    </style:style>
    <style:style style:name="P48" style:parent-style-name="Standard" style:family="paragraph">
      <style:text-properties style:font-name="Nunito Sans"/>
    </style:style>
    <style:style style:name="T49" style:parent-style-name="Fett" style:family="text">
      <style:text-properties style:font-name="Nunito Sans" fo:font-size="11pt" style:font-size-asian="11pt" style:font-size-complex="11pt" fo:language="en" fo:country="US"/>
    </style:style>
    <style:style style:name="T50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51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52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53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54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55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56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57" style:parent-style-name="lia-paragraph" style:family="paragraph">
      <style:text-properties fo:hyphenate="true"/>
    </style:style>
    <style:style style:name="T58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59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60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61" style:parent-style-name="lia-paragraph" style:family="paragraph">
      <style:text-properties fo:hyphenate="true"/>
    </style:style>
    <style:style style:name="T62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63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64" style:parent-style-name="lia-paragraph" style:family="paragraph">
      <style:text-properties fo:hyphenate="true"/>
    </style:style>
    <style:style style:name="T65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66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67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68" style:parent-style-name="Fett" style:family="text">
      <style:text-properties style:font-name="Nunito Sans" fo:font-size="11pt" style:font-size-asian="11pt" style:font-size-complex="11pt"/>
    </style:style>
    <style:style style:name="P69" style:parent-style-name="Standard" style:family="paragraph">
      <style:text-properties style:font-name="Nunito Sans" fo:language="en" fo:country="US"/>
    </style:style>
    <style:style style:name="TableColumn71" style:family="table-column">
      <style:table-column-properties style:column-width="1.4923in"/>
    </style:style>
    <style:style style:name="TableColumn72" style:family="table-column">
      <style:table-column-properties style:column-width="2.393in"/>
    </style:style>
    <style:style style:name="TableColumn73" style:family="table-column">
      <style:table-column-properties style:column-width="0.8187in"/>
    </style:style>
    <style:style style:name="TableColumn74" style:family="table-column">
      <style:table-column-properties style:column-width="1.5888in"/>
    </style:style>
    <style:style style:name="Table70" style:family="table">
      <style:table-properties style:width="6.293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Standard" style:family="paragraph">
      <style:text-properties style:font-name="Nunito Sans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Standard" style:family="paragraph">
      <style:text-properties style:font-name="Nunito Sans" fo:language="en" fo:country="US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" style:parent-style-name="Standard" style:family="paragraph">
      <style:text-properties style:font-name="Nunito Sans"/>
    </style:style>
    <style:style style:name="TableCell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" style:parent-style-name="Standard" style:family="paragraph">
      <style:text-properties style:font-name="Nunito Sans" fo:language="en" fo:country="US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Standard" style:family="paragraph">
      <style:text-properties style:font-name="Nunito Sans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Standard" style:family="paragraph">
      <style:text-properties style:font-name="Nunito Sans" fo:language="en" fo:country="US"/>
    </style:style>
    <style:style style:name="TableCell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0" style:parent-style-name="Standard" style:family="paragraph">
      <style:text-properties style:font-name="Nunito Sans" fo:language="en" fo:country="US"/>
    </style:style>
    <style:style style:name="TableCell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2" style:parent-style-name="Standard" style:family="paragraph">
      <style:text-properties style:font-name="Nunito Sans" fo:language="en" fo:country="US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5" style:parent-style-name="Standard" style:family="paragraph">
      <style:text-properties style:font-name="Nunito Sans"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Standard" style:family="paragraph">
      <style:text-properties style:font-name="Nunito Sans" fo:language="en" fo:country="US"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Standard" style:family="paragraph">
      <style:text-properties style:font-name="Nunito Sans" fo:language="en" fo:country="US"/>
    </style:style>
    <style:style style:name="TableCell1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1" style:parent-style-name="Standard" style:family="paragraph">
      <style:text-properties style:font-name="Nunito Sans" fo:language="en" fo:country="US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4" style:parent-style-name="Standard" style:family="paragraph">
      <style:text-properties style:font-name="Nunito Sans"/>
    </style:style>
    <style:style style:name="TableCell1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6" style:parent-style-name="Standard" style:family="paragraph">
      <style:text-properties style:font-name="Nunito Sans" fo:language="en" fo:country="US"/>
    </style:style>
    <style:style style:name="TableCell1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8" style:parent-style-name="Standard" style:family="paragraph">
      <style:text-properties style:font-name="Nunito Sans" fo:language="en" fo:country="US"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Standard" style:family="paragraph">
      <style:text-properties style:font-name="Nunito San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3" style:parent-style-name="Standard" style:family="paragraph">
      <style:text-properties style:font-name="Nunito Sans"/>
    </style:style>
    <style:style style:name="TableCell1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5" style:parent-style-name="Standard" style:family="paragraph">
      <style:text-properties style:font-name="Nunito Sans" fo:language="en" fo:country="US"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" style:parent-style-name="Standard" style:family="paragraph">
      <style:text-properties style:font-name="Nunito Sans" fo:language="en" fo:country="US"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Standard" style:family="paragraph">
      <style:text-properties style:font-name="Nunito Sans"/>
    </style:style>
    <style:style style:name="T120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21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122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123" style:parent-style-name="Standard" style:family="paragraph">
      <style:text-properties style:font-name="Nunito Sans" fo:language="en" fo:country="US"/>
    </style:style>
    <style:style style:name="P124" style:parent-style-name="lia-paragraph" style:family="paragraph">
      <style:paragraph-properties style:contextual-spacing="true" fo:margin-left="0.25in">
        <style:tab-stops/>
      </style:paragraph-properties>
    </style:style>
    <style:style style:name="T125" style:parent-style-name="Fett" style:family="text">
      <style:text-properties style:font-name="Nunito Sans" fo:font-size="11pt" style:font-size-asian="11pt" style:font-size-complex="11pt"/>
    </style:style>
    <style:style style:name="T126" style:parent-style-name="Absatz-Standardschriftart" style:family="text">
      <style:text-properties style:font-name="Nunito Sans" fo:font-size="11pt" style:font-size-asian="11pt" style:font-size-complex="11pt"/>
    </style:style>
    <style:style style:name="P127" style:parent-style-name="lia-paragraph" style:family="paragraph">
      <style:paragraph-properties style:contextual-spacing="true" fo:margin-left="0.75in">
        <style:tab-stops>
          <style:tab-stop style:type="left" style:position="0in"/>
        </style:tab-stops>
      </style:paragraph-properties>
      <style:text-properties fo:hyphenate="true"/>
    </style:style>
    <style:style style:name="T128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29" style:parent-style-name="Absatz-Standardschriftart" style:family="text">
      <style:text-properties style:font-name="Nunito Sans" fo:font-size="11pt" style:font-size-asian="11pt" style:font-size-complex="11pt"/>
    </style:style>
    <style:style style:name="P130" style:parent-style-name="lia-paragraph" style:family="paragraph">
      <style:paragraph-properties style:contextual-spacing="true" fo:margin-left="0.75in">
        <style:tab-stops>
          <style:tab-stop style:type="left" style:position="0in"/>
        </style:tab-stops>
      </style:paragraph-properties>
      <style:text-properties style:font-name="Nunito Sans" fo:font-size="11pt" style:font-size-asian="11pt" style:font-size-complex="11pt" fo:language="en" fo:country="US" fo:hyphenate="true"/>
    </style:style>
    <style:style style:name="P131" style:parent-style-name="lia-paragraph" style:family="paragraph">
      <style:paragraph-properties style:contextual-spacing="true" fo:margin-left="0.75in">
        <style:tab-stops>
          <style:tab-stop style:type="left" style:position="0in"/>
        </style:tab-stops>
      </style:paragraph-properties>
      <style:text-properties style:font-name="Nunito Sans" fo:font-size="11pt" style:font-size-asian="11pt" style:font-size-complex="11pt" fo:language="en" fo:country="US" fo:hyphenate="true"/>
    </style:style>
    <style:style style:name="P132" style:parent-style-name="lia-paragraph" style:family="paragraph">
      <style:paragraph-properties style:contextual-spacing="true" fo:margin-left="0.75in">
        <style:tab-stops>
          <style:tab-stop style:type="left" style:position="0in"/>
        </style:tab-stops>
      </style:paragraph-properties>
      <style:text-properties style:font-name="Nunito Sans" fo:font-size="11pt" style:font-size-asian="11pt" style:font-size-complex="11pt" fo:language="en" fo:country="US" fo:hyphenate="true"/>
    </style:style>
    <style:style style:name="P133" style:parent-style-name="lia-paragraph" style:family="paragraph">
      <style:paragraph-properties style:contextual-spacing="true" fo:margin-left="0.75in">
        <style:tab-stops>
          <style:tab-stop style:type="left" style:position="0in"/>
        </style:tab-stops>
      </style:paragraph-properties>
      <style:text-properties style:font-name="Nunito Sans" fo:font-size="11pt" style:font-size-asian="11pt" style:font-size-complex="11pt" fo:language="en" fo:country="US" fo:hyphenate="true"/>
    </style:style>
    <style:style style:name="P134" style:parent-style-name="lia-paragraph" style:family="paragraph">
      <style:paragraph-properties style:contextual-spacing="true" fo:margin-left="0.75in">
        <style:tab-stops>
          <style:tab-stop style:type="left" style:position="0in"/>
        </style:tab-stops>
      </style:paragraph-properties>
      <style:text-properties fo:hyphenate="true"/>
    </style:style>
    <style:style style:name="T135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36" style:parent-style-name="lia-effect__circle" style:family="text">
      <style:text-properties style:font-name="Nunito Sans" fo:font-size="11pt" style:font-size-asian="11pt" style:font-size-complex="11pt" fo:language="en" fo:country="US"/>
    </style:style>
    <style:style style:name="P137" style:parent-style-name="lia-paragraph" style:family="paragraph">
      <style:paragraph-properties style:contextual-spacing="true" fo:margin-left="0.25in">
        <style:tab-stops/>
      </style:paragraph-properties>
    </style:style>
    <style:style style:name="T138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39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40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141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42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143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144" style:parent-style-name="Überschrift2" style:family="paragraph">
      <style:text-properties style:font-name="Nunito Sans" fo:language="en" fo:country="US"/>
    </style:style>
    <style:style style:name="P145" style:parent-style-name="Überschrift2" style:family="paragraph">
      <style:text-properties style:font-name="Nunito Sans" fo:language="en" fo:country="US"/>
    </style:style>
    <style:style style:name="T146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47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148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149" style:parent-style-name="lia-paragraph" style:family="paragraph">
      <style:text-properties style:font-name="Nunito Sans" fo:font-size="11pt" style:font-size-asian="11pt" style:font-size-complex="11pt" fo:language="en" fo:country="US"/>
    </style:style>
    <style:style style:name="P150" style:parent-style-name="lia-paragraph" style:family="paragraph">
      <style:text-properties style:font-name="Nunito Sans" fo:font-size="11pt" style:font-size-asian="11pt" style:font-size-complex="11pt" fo:language="en" fo:country="US" fo:hyphenate="true"/>
    </style:style>
    <style:style style:name="P151" style:parent-style-name="lia-paragraph" style:family="paragraph">
      <style:text-properties style:font-name="Nunito Sans" fo:font-size="11pt" style:font-size-asian="11pt" style:font-size-complex="11pt" fo:language="en" fo:country="US" fo:hyphenate="true"/>
    </style:style>
    <style:style style:name="P152" style:parent-style-name="lia-paragraph" style:family="paragraph">
      <style:text-properties style:font-name="Nunito Sans" fo:font-size="11pt" style:font-size-asian="11pt" style:font-size-complex="11pt" fo:hyphenate="true"/>
    </style:style>
    <style:style style:name="P153" style:parent-style-name="lia-paragraph" style:family="paragraph">
      <style:text-properties style:font-name="Nunito Sans" fo:font-size="11pt" style:font-size-asian="11pt" style:font-size-complex="11pt" fo:language="en" fo:country="US" fo:hyphenate="true"/>
    </style:style>
    <style:style style:name="P154" style:parent-style-name="lia-paragraph" style:family="paragraph">
      <style:text-properties style:font-name="Nunito Sans" fo:font-size="11pt" style:font-size-asian="11pt" style:font-size-complex="11pt" fo:hyphenate="true"/>
    </style:style>
    <style:style style:name="P155" style:parent-style-name="lia-paragraph" style:family="paragraph">
      <style:text-properties style:font-name="Nunito Sans" fo:font-size="11pt" style:font-size-asian="11pt" style:font-size-complex="11pt" fo:language="en" fo:country="US" fo:hyphenate="true"/>
    </style:style>
    <style:style style:name="T156" style:parent-style-name="lia-effect__circle" style:family="text">
      <style:text-properties style:font-name="Nunito Sans" fo:language="en" fo:country="US"/>
    </style:style>
    <style:style style:name="T157" style:parent-style-name="Absatz-Standardschriftart" style:family="text">
      <style:text-properties style:font-name="Nunito Sans" fo:language="en" fo:country="US"/>
    </style:style>
    <style:style style:name="T158" style:parent-style-name="Hyperlink" style:family="text">
      <style:text-properties style:font-name="Nunito Sans" fo:language="en" fo:country="US"/>
    </style:style>
    <style:style style:name="T159" style:parent-style-name="Absatz-Standardschriftart" style:family="text">
      <style:text-properties style:font-name="Nunito Sans" fo:language="en" fo:country="US"/>
    </style:style>
    <style:style style:name="T160" style:parent-style-name="Fett" style:family="text">
      <style:text-properties style:font-name="Nunito Sans" fo:font-size="11pt" style:font-size-asian="11pt" style:font-size-complex="11pt" fo:language="en" fo:country="US"/>
    </style:style>
    <style:style style:name="T161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62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163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64" style:parent-style-name="lia-effect__circle" style:family="text">
      <style:text-properties style:font-name="Nunito Sans" fo:language="en" fo:country="US"/>
    </style:style>
    <style:style style:name="T165" style:parent-style-name="Absatz-Standardschriftart" style:family="text">
      <style:text-properties style:font-name="Nunito Sans" fo:language="en" fo:country="US"/>
    </style:style>
    <style:style style:name="P166" style:parent-style-name="lia-paragraph" style:family="paragraph">
      <style:text-properties style:font-name="Nunito Sans" fo:font-size="11pt" style:font-size-asian="11pt" style:font-size-complex="11pt" fo:hyphenate="true"/>
    </style:style>
    <style:style style:name="P167" style:parent-style-name="lia-paragraph" style:family="paragraph">
      <style:text-properties style:font-name="Nunito Sans" fo:font-size="11pt" style:font-size-asian="11pt" style:font-size-complex="11pt" fo:hyphenate="true"/>
    </style:style>
    <style:style style:name="P168" style:parent-style-name="lia-paragraph" style:family="paragraph">
      <style:text-properties style:font-name="Nunito Sans" fo:font-size="11pt" style:font-size-asian="11pt" style:font-size-complex="11pt" fo:language="en" fo:country="US" fo:hyphenate="true"/>
    </style:style>
    <style:style style:name="P169" style:parent-style-name="lia-paragraph" style:family="paragraph">
      <style:text-properties style:font-name="Nunito Sans" fo:font-size="11pt" style:font-size-asian="11pt" style:font-size-complex="11pt" fo:hyphenate="true"/>
    </style:style>
    <style:style style:name="T170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71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172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173" style:parent-style-name="lia-paragraph" style:family="paragraph">
      <style:text-properties style:font-name="Nunito Sans" fo:font-size="11pt" style:font-size-asian="11pt" style:font-size-complex="11pt" fo:language="en" fo:country="US"/>
    </style:style>
    <style:style style:name="P174" style:parent-style-name="lia-paragraph" style:family="paragraph">
      <style:paragraph-properties fo:margin-left="0.4916in">
        <style:tab-stops/>
      </style:paragraph-properties>
    </style:style>
    <style:style style:name="T175" style:parent-style-name="Fett" style:family="text">
      <style:text-properties style:font-name="Nunito Sans" fo:font-size="11pt" style:font-size-asian="11pt" style:font-size-complex="11pt" fo:language="en" fo:country="US"/>
    </style:style>
    <style:style style:name="T176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177" style:parent-style-name="lia-paragraph" style:family="paragraph">
      <style:paragraph-properties fo:margin-left="0.4916in">
        <style:tab-stops/>
      </style:paragraph-properties>
      <style:text-properties style:font-name="Nunito Sans" fo:font-size="11pt" style:font-size-asian="11pt" style:font-size-complex="11pt" fo:language="en" fo:country="US"/>
    </style:style>
    <style:style style:name="P178" style:parent-style-name="lia-paragraph" style:family="paragraph">
      <style:paragraph-properties fo:margin-left="0.4916in">
        <style:tab-stops/>
      </style:paragraph-properties>
      <style:text-properties style:font-name="Nunito Sans" fo:font-size="11pt" style:font-size-asian="11pt" style:font-size-complex="11pt" fo:language="en" fo:country="US"/>
    </style:style>
    <style:style style:name="P179" style:parent-style-name="Standard" style:family="paragraph">
      <style:paragraph-properties fo:margin-bottom="0.0694in" fo:line-height="100%" fo:margin-left="0.4916in">
        <style:tab-stops/>
      </style:paragraph-properties>
      <style:text-properties fo:hyphenate="true"/>
    </style:style>
    <style:style style:name="T180" style:parent-style-name="Absatz-Standardschriftart" style:family="text">
      <style:text-properties style:font-name="Nunito Sans" style:font-name-asian="Times New Roman" fo:font-weight="bold" style:font-weight-asian="bold" style:font-weight-complex="bold" fo:language="en" fo:country="US" style:language-asian="de" style:country-asian="DE"/>
    </style:style>
    <style:style style:name="T181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182" style:parent-style-name="Standard" style:family="paragraph">
      <style:paragraph-properties fo:margin-top="0.0694in" fo:margin-bottom="0.0694in" fo:line-height="100%" fo:margin-left="0.4916in">
        <style:tab-stops/>
      </style:paragraph-properties>
      <style:text-properties style:font-name="Nunito Sans" style:font-name-asian="Times New Roman" fo:language="en" fo:country="US" style:language-asian="de" style:country-asian="DE" fo:hyphenate="true"/>
    </style:style>
    <style:style style:name="P183" style:parent-style-name="lia-paragraph" style:family="paragraph">
      <style:paragraph-properties fo:margin-left="0.4916in">
        <style:tab-stops/>
      </style:paragraph-properties>
      <style:text-properties style:font-name="Nunito Sans" fo:font-size="11pt" style:font-size-asian="11pt" style:font-size-complex="11pt" fo:language="en" fo:country="US"/>
    </style:style>
    <style:style style:name="P184" style:parent-style-name="Standard" style:family="paragraph">
      <style:text-properties style:font-name="Nunito Sans" fo:language="en" fo:country="US"/>
    </style:style>
    <style:style style:name="P185" style:parent-style-name="Standard" style:family="paragraph">
      <style:text-properties style:font-name="Nunito Sans" fo:language="en" fo:country="US"/>
    </style:style>
  </office:automatic-styles>
  <office:body>
    <office:text text:use-soft-page-breaks="true">
      <text:h text:style-name="P1" text:outline-level="1"><text:span text:style-name="T2">Metadata</text:span><text:span text:style-name="T3"> </text:span></text:h>
      <text:p text:style-name="P4">Metadata in research contain structural information on research results such as datasets or code. There are different types of metadata with varying functions:</text:p>
      <text:p text:style-name="Standard"><text:span text:style-name="T5"> </text:span><text:span text:style-name="T6"><text:s/>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Standard"><text:span text:style-name="T13">T</text:span><text:span text:style-name="T14">ype</text:span></text:p>
          </table:table-cell>
          <table:table-cell table:style-name="TableCell15">
            <text:p text:style-name="P16">Content</text:p>
          </table:table-cell>
          <table:table-cell table:style-name="TableCell17">
            <text:p text:style-name="P18">Function</text:p>
          </table:table-cell>
        </table:table-row>
        <table:table-row table:style-name="TableRow19">
          <table:table-cell table:style-name="TableCell20">
            <text:p text:style-name="Standard"><text:span text:style-name="T21">Bibliographic m</text:span><text:span text:style-name="T22">etadata<text:s/></text:span></text:p>
          </table:table-cell>
          <table:table-cell table:style-name="TableCell23">
            <text:p text:style-name="P24">title,<text:s/>author, description, keywords<text:s/></text:p>
          </table:table-cell>
          <table:table-cell table:style-name="TableCell25">
            <text:p text:style-name="P26">make data findable and thematically fitting<text:s/></text:p>
          </table:table-cell>
        </table:table-row>
        <table:table-row table:style-name="TableRow27">
          <table:table-cell table:style-name="TableCell28">
            <text:p text:style-name="P29">Administrative metadata<text:s/></text:p>
          </table:table-cell>
          <table:table-cell table:style-name="TableCell30">
            <text:p text:style-name="P31">data types, location, access rights, licenses<text:s/></text:p>
          </table:table-cell>
          <table:table-cell table:style-name="TableCell32">
            <text:p text:style-name="P33">administration, long-term preservation<text:s/></text:p>
          </table:table-cell>
        </table:table-row>
        <table:table-row table:style-name="TableRow34">
          <table:table-cell table:style-name="TableCell35">
            <text:p text:style-name="P36">Process metadata<text:s/></text:p>
          </table:table-cell>
          <table:table-cell table:style-name="TableCell37">
            <text:p text:style-name="P38">methods, tools, analysis steps<text:s/></text:p>
          </table:table-cell>
          <table:table-cell table:style-name="TableCell39">
            <text:p text:style-name="P40">reproducability,<text:s/>traceability<text:s/></text:p>
          </table:table-cell>
        </table:table-row>
        <table:table-row table:style-name="TableRow41">
          <table:table-cell table:style-name="TableCell42">
            <text:p text:style-name="P43">Descriptive metadata<text:s/></text:p>
          </table:table-cell>
          <table:table-cell table:style-name="TableCell44">
            <text:p text:style-name="P45">additional information on content, scope and data genesis<text:s/></text:p>
          </table:table-cell>
          <table:table-cell table:style-name="TableCell46">
            <text:p text:style-name="P47">close information gaps<text:s/></text:p>
          </table:table-cell>
        </table:table-row>
      </table:table>
      <text:p text:style-name="P48"/>
      <text:p text:style-name="lia-paragraph"><text:span text:style-name="T49">Choosing the right standard</text:span></text:p>
      <text:p text:style-name="lia-paragraph"><text:span text:style-name="T50">You can find a list of existing standards in the<text:s/></text:span><text:a xlink:href="https://rdamsc.bath.ac.uk/" office:target-frame-name="_top" xlink:show="replace"><text:span text:style-name="T51">RDA's Metadata Standards Catalog</text:span></text:a><text:span text:style-name="T52">, under<text:s/></text:span><text:a xlink:href="https://fairsharing.org/search?fairsharingRegistry=Standard" office:target-frame-name="_top" xlink:show="replace"><text:span text:style-name="T53">FairSharing.org</text:span></text:a><text:span text:style-name="T54"><text:s/>or at the<text:s/></text:span><text:a xlink:href="https://www.dcc.ac.uk/" office:target-frame-name="_top" xlink:show="replace"><text:span text:style-name="T55">Digital Curation Centre (DDC))</text:span></text:a><text:span text:style-name="T56">.</text:span></text:p>
      <text:list text:style-name="LFO1" text:continue-numbering="true">
        <text:list-item>
          <text:p text:style-name="P57"><text:a xlink:href="https://www.doi.org/" office:target-frame-name="_top" xlink:show="replace"><text:span text:style-name="T58">DOIs (digital object identifiers)</text:span></text:a><text:span text:style-name="T59">: This standard defines which information is required to be provided with a dataset (e.g. author, title), which is recommended (e.g. discipline, description) and which are optional (e.</text:span><text:span text:style-name="T60">g. funding, licenses). Data are published as .xml.<text:s/></text:span></text:p>
        </text:list-item>
        <text:list-item>
          <text:p text:style-name="P61"><text:a xlink:href="https://www.loc.gov/standards/premis/" office:target-frame-name="_top" xlink:show="replace"><text:span text:style-name="T62">PREMIS</text:span></text:a><text:span text:style-name="T63"><text:s/>is a standard for administrative metadata in longterm storage describing relationships of contributors, and rights.<text:s/></text:span></text:p>
        </text:list-item>
        <text:list-item>
          <text:p text:style-name="P64"><text:a xlink:href="http://www.loc.gov/standards/mets/" office:target-frame-name="_top" xlink:show="replace"><text:span text:style-name="T65">METS (Metadata Encoding &amp; Transmission Standard)</text:span></text:a><text:span text:style-name="T66"><text:s/>is a container standard specifying a structure of seven sections: header, descriptive metadata, administrative details, file section, structural map, structural links and behavior.</text:span><text:span text:style-name="T67"><text:s/></text:span></text:p>
        </text:list-item>
      </text:list>
      <text:p text:style-name="lia-paragraph"/>
      <text:p text:style-name="lia-paragraph"><text:span text:style-name="T68">Metadata Plan</text:span>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Type</text:p>
          </table:table-cell>
          <table:table-cell table:style-name="TableCell78">
            <text:p text:style-name="P79">Function</text:p>
          </table:table-cell>
          <table:table-cell table:style-name="TableCell80">
            <text:p text:style-name="P81">Level of detail</text:p>
          </table:table-cell>
          <table:table-cell table:style-name="TableCell82">
            <text:p text:style-name="P83">Effort required</text:p>
          </table:table-cell>
        </table:table-row>
        <table:table-row table:style-name="TableRow84">
          <table:table-cell table:style-name="TableCell85">
            <text:p text:style-name="P86">simple .xml-file<text:s/></text:p>
          </table:table-cell>
          <table:table-cell table:style-name="TableCell87">
            <text:p text:style-name="P88">defines, in which format each information is to be given<text:s/></text:p>
          </table:table-cell>
          <table:table-cell table:style-name="TableCell89">
            <text:p text:style-name="P90">low</text:p>
          </table:table-cell>
          <table:table-cell table:style-name="TableCell91">
            <text:p text:style-name="P92">low, can be implemented for presonal use</text:p>
          </table:table-cell>
        </table:table-row>
        <table:table-row table:style-name="TableRow93">
          <table:table-cell table:style-name="TableCell94">
            <text:p text:style-name="P95">Vocabulary<text:s/></text:p>
          </table:table-cell>
          <table:table-cell table:style-name="TableCell96">
            <text:p text:style-name="P97">list of standardized names, preventing spelling<text:s/>mistakes<text:s/></text:p>
          </table:table-cell>
          <table:table-cell table:style-name="TableCell98">
            <text:p text:style-name="P99">low</text:p>
          </table:table-cell>
          <table:table-cell table:style-name="TableCell100">
            <text:p text:style-name="P101">can already be useful in study groups</text:p>
          </table:table-cell>
        </table:table-row>
        <text:soft-page-break/>
        <table:table-row table:style-name="TableRow102">
          <table:table-cell table:style-name="TableCell103">
            <text:p text:style-name="P104">Taxonomy/Thesaurus<text:s/></text:p>
          </table:table-cell>
          <table:table-cell table:style-name="TableCell105">
            <text:p text:style-name="P106">defines acronyms, synonyms, sub and umbrella terms<text:s/></text:p>
          </table:table-cell>
          <table:table-cell table:style-name="TableCell107">
            <text:p text:style-name="P108">high</text:p>
          </table:table-cell>
          <table:table-cell table:style-name="TableCell109">
            <text:p text:style-name="P110">requires regular review</text:p>
          </table:table-cell>
        </table:table-row>
        <table:table-row table:style-name="TableRow111">
          <table:table-cell table:style-name="TableCell112">
            <text:p text:style-name="P113">Ontology<text:s/></text:p>
          </table:table-cell>
          <table:table-cell table:style-name="TableCell114">
            <text:p text:style-name="P115">model of characteristics and relationships between variables and concepts<text:s/></text:p>
          </table:table-cell>
          <table:table-cell table:style-name="TableCell116">
            <text:p text:style-name="P117">Very high</text:p>
          </table:table-cell>
          <table:table-cell table:style-name="TableCell118">
            <text:p text:style-name="P119">use<text:s/>community-developed templates<text:s/></text:p>
          </table:table-cell>
        </table:table-row>
      </table:table>
      <text:p text:style-name="lia-paragraph"><text:span text:style-name="T120">The Open Energy Platform offers an ontology that is under constant development. You can find an overview of other existing terminologies in the<text:s/></text:span><text:a xlink:href="https://bartoc.org/" office:target-frame-name="_top" xlink:show="replace"><text:span text:style-name="T121">Basic Register of Thesauri, Ontologies and Classifications BARTOC</text:span></text:a><text:span text:style-name="T122">. Finally - whenever possible, use templates and automatization to facilitate your processes.<text:s/></text:span></text:p>
      <text:p text:style-name="P123"/>
      <text:p text:style-name="P124"><text:span text:style-name="T125">DMP Task</text:span><text:span text:style-name="T126">:</text:span></text:p>
      <text:list text:style-name="LFO2">
        <text:list-item text:start-value="1">
          <text:p text:style-name="P127"><text:span text:style-name="T128">Which information is necessary for outsiders to understand and reuse your datasets?<text:s/></text:span><text:span text:style-name="T129">What are possible keywords or criteria for filtering?<text:s/></text:span></text:p>
        </text:list-item>
      </text:list>
      <text:list text:style-name="LFO3">
        <text:list-item text:start-value="2">
          <text:p text:style-name="P130">Which standards, ontologies or classifications will be used to describe data and context?</text:p>
        </text:list-item>
      </text:list>
      <text:list text:style-name="LFO4">
        <text:list-item text:start-value="3">
          <text:p text:style-name="P131">How are the data structured? How are the individual components related?</text:p>
        </text:list-item>
      </text:list>
      <text:list text:style-name="LFO5">
        <text:list-item text:start-value="4">
          <text:p text:style-name="P132">Are you planning to assign persistent identifiers (PIDs)for the datasets?</text:p>
        </text:list-item>
      </text:list>
      <text:list text:style-name="LFO6">
        <text:list-item text:start-value="5">
          <text:p text:style-name="P133">Describe costs related to metadata and PID assignment.</text:p>
        </text:list-item>
      </text:list>
      <text:list text:style-name="LFO7">
        <text:list-item text:start-value="6">
          <text:p text:style-name="P134"><text:span text:style-name="T135">Describe other information on generation, analysis and processing of the data.</text:span><text:span text:style-name="T136"> </text:span></text:p>
        </text:list-item>
      </text:list>
      <text:p text:style-name="P137"><text:span text:style-name="T138"><text:s text:c="13"/></text:span><text:span text:style-name="T139">Source:<text:s/></text:span><text:a xlink:href="https://forschungsdaten.info/themen/beschreiben-und-dokumentieren/metadaten-und-metadatenstandards/" office:target-frame-name="_blank" xlink:show="new"><text:span text:style-name="T140">forschungsdaten.info</text:span></text:a><text:span text:style-name="T141">, translated by A.Ahrens, licensed under<text:s/></text:span><text:a xlink:href="https://creativecommons.org/licenses/by/4.0/deed.en" office:target-frame-name="_blank" xlink:show="new"><text:span text:style-name="T142">CC-BY 4.0</text:span></text:a><text:span text:style-name="T143">.</text:span></text:p>
      <text:h text:style-name="P144" text:outline-level="2"/>
      <text:h text:style-name="P145" text:outline-level="2">Repositories</text:h>
      <text:p text:style-name="lia-paragraph"><text:span text:style-name="T146">As a last step, you need to decide which data should be permanently archived. As we discussed in<text:s/></text:span><text:a xlink:href="https://liascript.github.io/course/?https://raw.githubusercontent.com/FlourBerry/EFZN_RDM/main/README.md#14" office:target-frame-name="" xlink:show="replace"><text:span text:style-name="T147">Section "Simulation"</text:span></text:a><text:span text:style-name="T148">, you should carefully decide which data to archive in a repository and which to discard.<text:s/></text:span></text:p>
      <text:p text:style-name="P149">The following questions can lead you in the decision process:</text:p>
      <text:list text:style-name="LFO8" text:continue-numbering="true">
        <text:list-item>
          <text:p text:style-name="P150">Are the data the foundation of an article?</text:p>
        </text:list-item>
        <text:list-item>
          <text:p text:style-name="P151">Can the data be reproduced with reasonable effort?</text:p>
        </text:list-item>
        <text:list-item>
          <text:p text:style-name="P152">Is reuse likely?</text:p>
        </text:list-item>
        <text:list-item>
          <text:p text:style-name="P153">How high is the data quality?</text:p>
        </text:list-item>
        <text:list-item>
          <text:p text:style-name="P154">Is the dataset unique?</text:p>
        </text:list-item>
        <text:list-item>
          <text:p text:style-name="P155">How much storage volume is needed?<text:s/></text:p>
        </text:list-item>
      </text:list>
      <text:p text:style-name="Standard"><text:span text:style-name="T156"> </text:span><text:span text:style-name="T157">If you are free to choose a repository, you should use one that is common for your field or discpline. If you are unsure, go to the<text:s/></text:span><text:a xlink:href="https://www.re3data.org/" office:target-frame-name="_blank" xlink:show="new"><text:span text:style-name="T158">Registry of Research Data Repositories (r3data)</text:span></text:a><text:span text:style-name="T159">, where a wide range of platforms are listed.</text:span></text:p>
      <text:p text:style-name="lia-paragraph"><text:span text:style-name="T160">Open Energy Platform</text:span></text:p>
      <text:p text:style-name="lia-paragraph"><text:span text:style-name="T161">For energy-related topics, we suggest the<text:s/></text:span><text:a xlink:href="https://openenergy-platform.org/" office:target-frame-name="_blank" xlink:show="new"><text:span text:style-name="T162">Open Energy Platform</text:span></text:a><text:span text:style-name="T163">. This platform helps you to apply structure or even a thorough ontology, and provides tutorials in order to prevent confusion or mistakes.</text:span></text:p>
      <text:soft-page-break/>
      <text:p text:style-name="Standard"><text:span text:style-name="T164"> </text:span><text:span text:style-name="T165">Features of the Open Energy Platform:</text:span></text:p>
      <text:list text:style-name="LFO9" text:continue-numbering="true">
        <text:list-item>
          <text:p text:style-name="P166">Upload via github<text:s/></text:p>
        </text:list-item>
        <text:list-item>
          <text:p text:style-name="P167">Data Comparison with other projects</text:p>
        </text:list-item>
        <text:list-item>
          <text:p text:style-name="P168">Take part in developing a domain ontology for energy system sciences</text:p>
        </text:list-item>
        <text:list-item>
          <text:p text:style-name="P169">Data Review Service<text:s/></text:p>
        </text:list-item>
      </text:list>
      <text:p text:style-name="lia-paragraph"><text:span text:style-name="T170">Please visit<text:s/></text:span><text:a xlink:href="https://openenergy-platform.org/" office:target-frame-name="_blank" xlink:show="new"><text:span text:style-name="T171">https://openenergy-platform.org/</text:span></text:a><text:span text:style-name="T172"><text:s/>for a detailed description of the upload and review process.</text:span></text:p>
      <text:p text:style-name="P173"/>
      <text:p text:style-name="P174"><text:span text:style-name="T175">Exercise</text:span><text:span text:style-name="T176">:<text:s/></text:span></text:p>
      <text:p text:style-name="P177">Choose a repository for your data and create an account.</text:p>
      <text:p text:style-name="P178"/>
      <text:p text:style-name="P179"><text:span text:style-name="T180">DMP Task</text:span><text:span text:style-name="T181">:<text:s/></text:span></text:p>
      <text:p text:style-name="P182">Look through your DMP to find open questions that you have not covered so far and fill any gaps you can find.</text:p>
      <text:p text:style-name="P183"/>
      <text:p text:style-name="P184"/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 Sans" svg:font-family="Nunito Sans" style:font-family-generic="system" style:font-pitch="variable" svg:panose-1="0 0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lia-effect__circle" style:display-name="lia-effect__circl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a-pagination__current" style:display-name="lia-pagination__current" style:family="text" style:parent-style-name="Absatz-Standardschriftart"/>
    <style:style style:name="text-left" style:display-name="text-left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font-400" style:display-name="font-400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10:07:00Z</meta:creation-date>
    <dc:date>2023-06-27T10:14:00Z</dc:date>
    <meta:template xlink:href="Normal" xlink:type="simple"/>
    <meta:editing-cycles>5</meta:editing-cycles>
    <meta:editing-duration>PT0S</meta:editing-duration>
    <meta:document-statistic meta:page-count="3" meta:paragraph-count="10" meta:word-count="703" meta:character-count="5123" meta:row-count="36" meta:non-whitespace-character-count="4430"/>
  </office:meta>
</office:document-meta>
</file>